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6064" calcext:value-type="float">
            <text:p>51.5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4832" calcext:value-type="float">
            <text:p>51.6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202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1512" calcext:value-type="float">
            <text:p>51.7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202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7232" calcext:value-type="float">
            <text:p>51.7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202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7608" calcext:value-type="float">
            <text:p>51.7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028" calcext:value-type="float">
            <text:p>51.7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201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9424" calcext:value-type="float">
            <text:p>51.7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201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2015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1032" calcext:value-type="float">
            <text:p>51.6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201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836" calcext:value-type="float">
            <text:p>51.6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201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3224" calcext:value-type="float">
            <text:p>51.7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201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201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9592" calcext:value-type="float">
            <text:p>51.5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2010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2536" calcext:value-type="float">
            <text:p>51.5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200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8152" calcext:value-type="float">
            <text:p>51.5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2009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7984" calcext:value-type="float">
            <text:p>51.6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200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0656" calcext:value-type="float">
            <text:p>51.7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200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2096" calcext:value-type="float">
            <text:p>51.8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200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1448" calcext:value-type="float">
            <text:p>51.9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200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7648" calcext:value-type="float">
            <text:p>52.0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200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5456" calcext:value-type="float">
            <text:p>52.0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200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200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2001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9712" calcext:value-type="float">
            <text:p>52.5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200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199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199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9584" calcext:value-type="float">
            <text:p>53.0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199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6744" calcext:value-type="float">
            <text:p>53.1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199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199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62" calcext:value-type="float">
            <text:p>53.4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199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4112" calcext:value-type="float">
            <text:p>53.4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199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86" calcext:value-type="float">
            <text:p>53.5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199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199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199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198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198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0496" calcext:value-type="float">
            <text:p>54.26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198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198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1985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6672" calcext:value-type="float">
            <text:p>54.9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198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198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198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0848" calcext:value-type="float">
            <text:p>54.7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198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3144" calcext:value-type="float">
            <text:p>54.8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8384" calcext:value-type="float">
            <text:p>54.8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197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8384" calcext:value-type="float">
            <text:p>54.8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1979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12</text:p>
          </table:table-cell>
          <table:table-cell office:value-type="string" calcext:value-type="string">
            <text:p>197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